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12cm" fo:min-width="8.516cm"/>
    </style:style>
    <style:style style:name="gr2" style:family="graphic" style:parent-style-name="standard">
      <style:graphic-properties draw:textarea-horizontal-align="justify" draw:textarea-vertical-align="middle" draw:auto-grow-height="false" fo:min-height="0.696cm" fo:min-width="8.1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8cm" fo:min-width="4.532cm"/>
    </style:style>
    <style:style style:name="gr4" style:family="graphic" style:parent-style-name="standard">
      <style:graphic-properties draw:textarea-horizontal-align="justify" draw:textarea-vertical-align="middle" draw:auto-grow-height="false" fo:min-height="2.126cm" fo:min-width="1.75cm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12.75cm"/>
    </style:style>
    <style:style style:name="gr6" style:family="graphic" style:parent-style-name="standard">
      <style:graphic-properties draw:textarea-horizontal-align="justify" draw:textarea-vertical-align="middle" draw:auto-grow-height="false" fo:min-height="1.168cm" fo:min-width="8.946cm"/>
    </style:style>
    <style:style style:name="gr7" style:family="graphic" style:parent-style-name="standard">
      <style:graphic-properties draw:textarea-horizontal-align="justify" draw:textarea-vertical-align="middle" draw:auto-grow-height="false" fo:min-height="1.164cm" fo:min-width="10.462cm"/>
    </style:style>
    <style:style style:name="gr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9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0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2" style:family="graphic" style:parent-style-name="objectwithoutfill">
      <style:graphic-properties draw:marker-end="Стили_20_стрелок_20_5" draw:marker-end-width="0.3cm" draw:fill="none" draw:textarea-vertical-align="middle"/>
    </style:style>
    <style:style style:name="gr13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5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2.75cm" svg:height="1.5cm" svg:x="5.2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3.75cm" svg:height="1.5cm" svg:x="4.75cm" svg:y="5.5cm">
          <text:p text:style-name="P1">Ввод массива точек и времени объекта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8cm" svg:height="4.5cm" svg:x="2.75cm" svg:y="13.7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4" draw:text-style-name="P1" draw:layer="layout" svg:width="4.5cm" svg:height="4.75cm" svg:x="13.5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3.25cm" svg:height="3cm" svg:x="5cm" svg:y="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5cm" svg:height="2.25cm" svg:x="3.75cm" svg:y="21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5.5cm" svg:height="2cm" svg:x="3.244cm" svg:y="2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1.5cm" svg:y1="4.75cm" svg:x2="11.5cm" svg:y2="5.5cm">
          <text:p/>
        </draw:line>
        <draw:line draw:style-name="gr9" draw:text-style-name="P2" draw:layer="layout" svg:x1="11.5cm" svg:y1="6.75cm" svg:x2="11.5cm" svg:y2="7.5cm">
          <text:p/>
        </draw:line>
        <draw:line draw:style-name="gr10" draw:text-style-name="P2" draw:layer="layout" svg:x1="15.75cm" svg:y1="10.5cm" svg:x2="15.75cm" svg:y2="13.75cm">
          <text:p/>
        </draw:line>
        <draw:line draw:style-name="gr11" draw:text-style-name="P2" draw:layer="layout" svg:x1="13.5cm" svg:y1="16cm" svg:x2="10.25cm" svg:y2="16cm">
          <text:p/>
        </draw:line>
        <draw:line draw:style-name="gr12" draw:text-style-name="P2" draw:layer="layout" svg:x1="15.75cm" svg:y1="18.25cm" svg:x2="15.75cm" svg:y2="21.5cm">
          <text:p/>
        </draw:line>
        <draw:line draw:style-name="gr13" draw:text-style-name="P2" draw:layer="layout" svg:x1="6.75cm" svg:y1="18.25cm" svg:x2="9.25cm" svg:y2="21.5cm">
          <text:p/>
        </draw:line>
        <draw:line draw:style-name="gr14" draw:text-style-name="P2" draw:layer="layout" svg:x1="11.25cm" svg:y1="23.75cm" svg:x2="11.25cm" svg:y2="26.25cm">
          <text:p/>
        </draw:line>
        <draw:frame draw:style-name="gr15" draw:text-style-name="P3" draw:layer="layout" svg:width="4.25cm" svg:height="1cm" svg:x="10.5cm" svg:y="3.75cm">
          <draw:text-box>
            <text:p>Начало</text:p>
          </draw:text-box>
        </draw:frame>
        <draw:frame draw:style-name="gr16" draw:text-style-name="P3" draw:layer="layout" svg:width="12.262cm" svg:height="1.673cm" svg:x="5.738cm" svg:y="8.25cm">
          <draw:text-box>
            <text:p>Поиск в calcSection отрезка, на котором</text:p>
            <text:p>в время t находится объект</text:p>
          </draw:text-box>
        </draw:frame>
        <draw:frame draw:style-name="gr17" draw:text-style-name="P3" draw:layer="layout" svg:width="3.572cm" svg:height="2.173cm" svg:x="14.346cm" svg:y="14.846cm">
          <draw:text-box>
            <text:p>Отрезок </text:p>
            <text:p>найден</text:p>
          </draw:text-box>
        </draw:frame>
        <draw:frame draw:style-name="gr16" draw:text-style-name="P3" draw:layer="layout" svg:width="1.285cm" svg:height="0.962cm" svg:x="11.25cm" svg:y="15cm">
          <draw:text-box>
            <text:p>Да</text:p>
          </draw:text-box>
        </draw:frame>
        <draw:frame draw:style-name="gr16" draw:text-style-name="P3" draw:layer="layout" svg:width="1.582cm" svg:height="0.962cm" svg:x="13.918cm" svg:y="19.25cm">
          <draw:text-box>
            <text:p>Нет</text:p>
          </draw:text-box>
        </draw:frame>
        <draw:frame draw:style-name="gr18" draw:text-style-name="P3" draw:layer="layout" svg:width="6.425cm" svg:height="4.806cm" svg:x="4.25cm" svg:y="14.069cm">
          <draw:text-box>
            <text:p>Поиск в</text:p>
            <text:p>calcXY координат</text:p>
            <text:p>объекта. (Шести-</text:p>
            <text:p>угольник симво-</text:p>
            <text:p>лизирует цикл)</text:p>
          </draw:text-box>
        </draw:frame>
        <draw:frame draw:style-name="gr19" draw:text-style-name="P3" draw:layer="layout" svg:width="9.701cm" svg:height="1.923cm" svg:x="7.5cm" svg:y="21.75cm">
          <draw:text-box>
            <text:p>Вывод ответа и вспомогатель-</text:p>
            <text:p>ных данных</text:p>
          </draw:text-box>
        </draw:frame>
        <draw:frame draw:style-name="gr16" draw:text-style-name="P3" draw:layer="layout" svg:width="5.777cm" svg:height="0.962cm" svg:x="8.25cm" svg:y="26.75cm">
          <draw:text-box>
            <text:p>Конец программы</text:p>
          </draw:text-box>
        </draw:frame>
        <draw:frame draw:style-name="gr20" draw:text-style-name="P3" draw:layer="layout" svg:width="14.5cm" svg:height="1.25cm" svg:x="4.25cm" svg:y="1.75cm">
          <draw:text-box>
            <text:p>Блок-схема программы слежения за объектом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3T10:09:12.799000000</meta:creation-date>
    <dc:date>2021-12-03T10:42:49.786000000</dc:date>
    <meta:editing-duration>PT13M14S</meta:editing-duration>
    <meta:editing-cycles>1</meta:editing-cycles>
    <meta:document-statistic meta:object-count="23"/>
    <meta:generator>LibreOffice/7.2.2.2$Windows_X86_64 LibreOffice_project/02b2acce88a210515b4a5bb2e46cbfb63fe97d56</meta:generator>
  </office:meta>
</office:document-meta>
</file>